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75mm"/>
    </style:style>
    <style:style style:name="co2" style:family="table-column">
      <style:table-column-properties fo:break-before="auto" style:column-width="57.68mm"/>
    </style:style>
    <style:style style:name="co3" style:family="table-column">
      <style:table-column-properties fo:break-before="auto" style:column-width="43.39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T1" style:family="text">
      <style:text-properties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2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Platform URI</text:p>
          </table:table-cell>
          <table:table-cell table:style-name="ce1" office:value-type="string" calcext:value-type="string">
            <text:p>Platform has &lt;relationship&gt; Sensor</text:p>
          </table:table-cell>
          <table:table-cell table:style-name="ce8" office:value-type="string" calcext:value-type="string">
            <text:p>Sensor URI</text:p>
          </table:table-cell>
          <table:table-cell table:style-name="ce11" office:value-type="string" calcext:value-type="string">
            <text:p>Sensor has &lt;relationship&gt; 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alos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1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aqua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3/" xlink:type="simple">http://vocab.nerc.ac.uk/collection/L22/current/TOOL1063/</text:a>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aqua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6/" xlink:type="simple">http://vocab.nerc.ac.uk/collection/L22/current/TOOL1066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aqua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7/" xlink:type="simple">http://vocab.nerc.ac.uk/collection/L22/current/TOOL1067/</text:a></text:p>
          </table:table-cell>
          <table:table-cell table:style-name="ce7" office:value-type="string" calcext:value-type="string">
            <text:p>hasPlatfor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plat_aqua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5/" xlink:type="simple">http://vocab.nerc.ac.uk/collection/L22/current/TOOL1035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aura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9/" xlink:type="simple">http://vocab.nerc.ac.uk/collection/L22/current/TOOL1039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coriolis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0/" xlink:type="simple">http://vocab.nerc.ac.uk/collection/L22/current/TOOL1060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dmsp_F08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dmsp_F10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dmsp_F11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6" office:value-type="string" calcext:value-type="string">
            <text:p>hasPlatform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dmsp_F12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dmsp_F13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6" office:value-type="string" calcext:value-type="string">
            <text:p>hasPlatform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dmsp_F14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dmsp_F15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2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1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9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82/" xlink:type="simple">http://vocab.nerc.ac.uk/collection/L22/current/TOOL1082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7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47/" xlink:type="simple">http://vocab.nerc.ac.uk/collection/L22/current/TOOL1047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ers1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http://vocab.nerc.ac.uk/collection/L22/current/TOOL1064/</text:a>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ers1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http://vocab.nerc.ac.uk/collection/L22/current/TOOL1064/</text:a>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ers1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72/" xlink:type="simple">http://vocab.nerc.ac.uk/collection/L22/current/TOOL1072/</text:a>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ers1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6/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ers2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http://vocab.nerc.ac.uk/collection/L22/current/TOOL1064/</text:a>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ers2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http://vocab.nerc.ac.uk/collection/L22/current/TOOL1064/</text:a>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2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3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0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Y-3A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7/" xlink:type="simple">http://vocab.nerc.ac.uk/collection/L22/current/TOOL1037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Y-3B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7/" xlink:type="simple">http://vocab.nerc.ac.uk/collection/L22/current/TOOL1037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Y-3C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7/" xlink:type="simple">http://vocab.nerc.ac.uk/collection/L22/current/TOOL1037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Y-3D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7/" xlink:type="simple">http://vocab.nerc.ac.uk/collection/L22/current/TOOL1037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FY-3F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37/" xlink:type="simple">http://vocab.nerc.ac.uk/collection/L22/current/TOOL1037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comW1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5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comW2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5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comW3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5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fo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78/" xlink:type="simple">http://vocab.nerc.ac.uk/collection/L22/current/TOOL1078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goes_08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0/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goes_09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0/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goes_09_bk</text:p>
          </table:table-cell>
          <table:table-cell table:style-name="ce7" office:value-type="string" calcext:value-type="string">
            <text:p>hasSensor</text:p>
          </table:table-cell>
          <table:table-cell table:style-name="ce10" office:value-type="string" calcext:value-type="string">
            <text:p><text:span text:style-name="T1"><text:a xlink:href="http://vocab.nerc.ac.uk/collection/L22/current/TOOL1090/" xlink:type="simple">http://vocab.nerc.ac.uk/collection/L22/current/TOOL1090/</text:a></text:span>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goes_10</text:p>
          </table:table-cell>
          <table:table-cell table:style-name="ce7" office:value-type="string" calcext:value-type="string">
            <text:p>hasSensor</text:p>
          </table:table-cell>
          <table:table-cell table:style-name="ce10" office:value-type="string" calcext:value-type="string">
            <text:p><text:span text:style-name="T1"><text:a xlink:href="http://vocab.nerc.ac.uk/collection/L22/current/TOOL1090/" xlink:type="simple">http://vocab.nerc.ac.uk/collection/L22/current/TOOL1090/</text:a></text:span>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goes_10_SA</text:p>
          </table:table-cell>
          <table:table-cell table:style-name="ce7" office:value-type="string" calcext:value-type="string">
            <text:p>hasSensor</text:p>
          </table:table-cell>
          <table:table-cell table:style-name="ce10" office:value-type="string" calcext:value-type="string">
            <text:p><text:span text:style-name="T1"><text:a xlink:href="http://vocab.nerc.ac.uk/collection/L22/current/TOOL1090/" xlink:type="simple">http://vocab.nerc.ac.uk/collection/L22/current/TOOL1090/</text:a></text:span>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goes_11</text:p>
          </table:table-cell>
          <table:table-cell table:style-name="ce7" office:value-type="string" calcext:value-type="string">
            <text:p>hasSensor</text:p>
          </table:table-cell>
          <table:table-cell table:style-name="ce10" office:value-type="string" calcext:value-type="string">
            <text:p><text:span text:style-name="T1"><text:a xlink:href="http://vocab.nerc.ac.uk/collection/L22/current/TOOL1090/" xlink:type="simple">http://vocab.nerc.ac.uk/collection/L22/current/TOOL1090/</text:a></text:span>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goes_12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1/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goes_12_SA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1/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goes_13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1/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goes_14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1/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goes_15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91/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2" office:value-type="string" calcext:value-type="string">
            <text:p>plat_gosat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4/" xlink:type="simple">http://vocab.nerc.ac.uk/collection/L22/current/TOOL1054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sat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5/" xlink:type="simple">http://vocab.nerc.ac.uk/collection/L22/current/TOOL1055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himawari-6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85/" xlink:type="simple">http://vocab.nerc.ac.uk/collection/L22/current/TOOL1085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icesat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79/" xlink:type="simple">http://vocab.nerc.ac.uk/collection/L22/current/TOOL1079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jason1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4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jason2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45/" xlink:type="simple">http://vocab.nerc.ac.uk/collection/L22/current/TOOL1045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_1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3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_2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3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_3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3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_4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3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_4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7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_5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3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_5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7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_7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7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_8</text:p>
          </table:table-cell>
          <table:table-cell table:style-name="ce6" office:value-type="string" calcext:value-type="string">
            <text:p>hasSensor</text:p>
          </table:table-cell>
          <table:table-cell table:style-name="ce10" office:value-type="string" calcext:value-type="string">
            <text:p><text:span text:style-name="T1"><text:a xlink:href="http://vocab.nerc.ac.uk/collection/L22/current/TOOL1038/" xlink:type="simple">http://vocab.nerc.ac.uk/collection/L22/current/TOOL1038/</text:a></text:span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_8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6/" xlink:type="simple">http://vocab.nerc.ac.uk/collection/L22/current/TOOL1056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meteosat_10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9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meteosat_11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9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meteosat_8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9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meteosat_9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9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metOpA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7/" xlink:type="simple">http://vocab.nerc.ac.uk/collection/L22/current/TOOL1067/</text:a></text:p>
          </table:table-cell>
          <table:table-cell table:style-name="ce7" office:value-type="string" calcext:value-type="string">
            <text:p>hasPlatfor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0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0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81/" xlink:type="simple">http://vocab.nerc.ac.uk/collection/L22/current/TOOL1081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4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metOpB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7/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B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70/" xlink:type="simple">http://vocab.nerc.ac.uk/collection/L22/current/TOOL1070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B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B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81/" xlink:type="simple">http://vocab.nerc.ac.uk/collection/L22/current/TOOL1081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B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84/" xlink:type="simple">http://vocab.nerc.ac.uk/collection/L22/current/TOOL1084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metOpC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7/" xlink:type="simple">http://vocab.nerc.ac.uk/collection/L22/current/TOOL1067/</text:a>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C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0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C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C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1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C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84/" xlink:type="simple">http://vocab.nerc.ac.uk/collection/L22/current/TOOL1084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7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50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oaa_6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/74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7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oaa_8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4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8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9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oaa_10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4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0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1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2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3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4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5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7/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5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5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8/" xlink:type="simple">http://vocab.nerc.ac.uk/collection/L22/current/TOOL1068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6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7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6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6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8/" xlink:type="simple">http://vocab.nerc.ac.uk/collection/L22/current/TOOL1068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7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7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7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7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8/" xlink:type="simple">http://vocab.nerc.ac.uk/collection/L22/current/TOOL1068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8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7/" xlink:type="simple">http://vocab.nerc.ac.uk/collection/L22/current/TOOL1067/</text:a>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8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9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7/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noaa_19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odin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0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odin</text:p>
          </table:table-cell>
          <table:table-cell table:style-name="ce6" office:value-type="string" calcext:value-type="string">
            <text:p>hasSensor</text:p>
          </table:table-cell>
          <table:table-cell table:style-name="ce10" office:value-type="string" calcext:value-type="string">
            <text:p><text:span text:style-name="T1"><text:a xlink:href="http://vocab.nerc.ac.uk/collection/L22/current/TOOL1051/" xlink:type="simple">http://vocab.nerc.ac.uk/collection/L22/current/TOOL1051/</text:a></text:span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orbview2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0867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parasol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42/" xlink:type="simple">http://vocab.nerc.ac.uk/collection/L22/current/TOOL1042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cisat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2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4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9/" xlink:type="simple">http://vocab.nerc.ac.uk/collection/L22/current/TOOL1059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5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3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5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9/" xlink:type="simple">http://vocab.nerc.ac.uk/collection/L22/current/TOOL1059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terra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1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terra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35/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topexPoseidon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3/</text:p>
          </table:table-cell>
          <table:table-cell table:style-name="ce7" office:value-type="string" calcext:value-type="string">
            <text:p>hasPlatfor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plat_trmm</text:p>
          </table:table-cell>
          <table:table-cell table:style-name="ce6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58/" xlink:type="simple">http://vocab.nerc.ac.uk/collection/L22/current/TOOL1058/</text:a>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terraSar_X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8/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tandem_X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8/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tsx_ng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88/</text:p>
          </table:table-cell>
          <table:table-cell table:style-name="ce7" office:value-type="string" calcext:value-type="string">
            <text:p>hasPlatform</text:p>
          </table:table-cell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48/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saral</text:p>
          </table:table-cell>
          <table:table-cell table:style-name="ce7" office:value-type="string" calcext:value-type="string">
            <text:p>hasSensor</text:p>
          </table:table-cell>
          <table:table-cell office:value-type="string" calcext:value-type="string">
            <text:p>sens_altik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number-columns-repeated="1024" table:default-cell-style-name="ce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5" table:number-columns-repeated="1024" table:default-cell-style-name="ce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61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08:35:11.3790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initial-creator>Authorised User</meta:initial-creator>
    <meta:creation-date>2015-10-29T15:32:23Z</meta:creation-date>
    <dc:date>2017-07-10T09:05:10.421275000</dc:date>
    <meta:editing-cycles>15</meta:editing-cycles>
    <meta:editing-duration>PT1H6M44S</meta:editing-duration>
    <meta:document-statistic meta:table-count="3" meta:cell-count="522" meta:object-count="0"/>
  </office:meta>
</office:document-meta>
</file>